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29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1.0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c9211e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default-cell-style-name="ce1"/>
        <table:table-column table:style-name="co1" table:default-cell-style-name="ce8"/>
        <table:table-column table:style-name="co1" table:number-columns-repeated="3" table:default-cell-style-name="ce1"/>
        <table:table-column table:style-name="co1" table:number-columns-repeated="10" table:default-cell-style-name="ce8"/>
        <table:table-column table:style-name="co1" table:number-columns-repeated="997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table:number-columns-repeated="2"/>
          <table:table-cell office:value-type="string" calcext:value-type="string">
            <text:p>属性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/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/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table:style-name="ce9" office:value-type="float" office:value="10000" calcext:value-type="float">
            <text:p>10000</text:p>
          </table:table-cell>
          <table:table-cell table:style-name="ce9" office:value-type="float" office:value="20000" calcext:value-type="float">
            <text:p>20000</text:p>
          </table:table-cell>
          <table:table-cell table:style-name="ce9" office:value-type="float" office:value="30000" calcext:value-type="float">
            <text:p>30000</text:p>
          </table:table-cell>
          <table:table-cell table:style-name="ce9" office:value-type="float" office:value="40000" calcext:value-type="float">
            <text:p>40000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office:value-type="float" office:value="60000" calcext:value-type="float">
            <text:p>60000</text:p>
          </table:table-cell>
          <table:table-cell table:style-name="ce9" office:value-type="float" office:value="70000" calcext:value-type="float">
            <text:p>70000</text:p>
          </table:table-cell>
          <table:table-cell table:style-name="ce9" office:value-type="float" office:value="80000" calcext:value-type="float">
            <text:p>80000</text:p>
          </table:table-cell>
          <table:table-cell table:style-name="ce9" office:value-type="float" office:value="90000" calcext:value-type="float">
            <text:p>90000</text:p>
          </table:table-cell>
          <table:table-cell table:style-name="ce9" office:value-type="float" office:value="100000" calcext:value-type="float">
            <text:p>100000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3"/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 etc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090" calcext:value-type="float">
            <text:p>3090</text:p>
          </table:table-cell>
          <table:table-cell table:style-name="ce3" office:value-type="date" office:date-value="2021-12-20" calcext:value-type="date">
            <text:p>2021-12-20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12-20-14-56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77336" calcext:value-type="float">
            <text:p>0.6773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3343" calcext:value-type="float">
            <text:p>1.433343</text:p>
          </table:table-cell>
          <table:table-cell office:value-type="float" office:value="1.088195" calcext:value-type="float">
            <text:p>1.088195</text:p>
          </table:table-cell>
          <table:table-cell office:value-type="float" office:value="0.950186" calcext:value-type="float">
            <text:p>0.950186</text:p>
          </table:table-cell>
          <table:table-cell office:value-type="float" office:value="0.88165" calcext:value-type="float">
            <text:p>0.881650</text:p>
          </table:table-cell>
          <table:table-cell office:value-type="float" office:value="0.884017" calcext:value-type="float">
            <text:p>0.884017</text:p>
          </table:table-cell>
          <table:table-cell office:value-type="float" office:value="0.810957" calcext:value-type="float">
            <text:p>0.810957</text:p>
          </table:table-cell>
          <table:table-cell office:value-type="float" office:value="0.756514" calcext:value-type="float">
            <text:p>0.756514</text:p>
          </table:table-cell>
          <table:table-cell office:value-type="float" office:value="0.736182" calcext:value-type="float">
            <text:p>0.736182</text:p>
          </table:table-cell>
          <table:table-cell office:value-type="float" office:value="0.704766" calcext:value-type="float">
            <text:p>0.704766</text:p>
          </table:table-cell>
          <table:table-cell office:value-type="float" office:value="0.677336" calcext:value-type="float">
            <text:p>0.677336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3090" calcext:value-type="float">
            <text:p>3090</text:p>
          </table:table-cell>
          <table:table-cell table:style-name="ce3" office:value-type="date" office:date-value="2021-12-22" calcext:value-type="date">
            <text:p>2021-12-22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12.22.9.40</text:p>
          </table:table-cell>
          <table:table-cell office:value-type="string" calcext:value-type="string">
            <text:p>12-22-01-35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92644" calcext:value-type="float">
            <text:p>0.6926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574" calcext:value-type="float">
            <text:p>1.435740</text:p>
          </table:table-cell>
          <table:table-cell office:value-type="float" office:value="1.095469" calcext:value-type="float">
            <text:p>1.095469</text:p>
          </table:table-cell>
          <table:table-cell office:value-type="float" office:value="0.959972" calcext:value-type="float">
            <text:p>0.959972</text:p>
          </table:table-cell>
          <table:table-cell office:value-type="float" office:value="0.910228" calcext:value-type="float">
            <text:p>0.910228</text:p>
          </table:table-cell>
          <table:table-cell office:value-type="float" office:value="0.844122" calcext:value-type="float">
            <text:p>0.844122</text:p>
          </table:table-cell>
          <table:table-cell office:value-type="float" office:value="0.799952" calcext:value-type="float">
            <text:p>0.799952</text:p>
          </table:table-cell>
          <table:table-cell office:value-type="float" office:value="0.770313" calcext:value-type="float">
            <text:p>0.770313</text:p>
          </table:table-cell>
          <table:table-cell office:value-type="float" office:value="0.738983" calcext:value-type="float">
            <text:p>0.738983</text:p>
          </table:table-cell>
          <table:table-cell office:value-type="float" office:value="0.713631" calcext:value-type="float">
            <text:p>0.713631</text:p>
          </table:table-cell>
          <table:table-cell office:value-type="float" office:value="0.692644" calcext:value-type="float">
            <text:p>0.692644</text:p>
          </table:table-cell>
          <table:table-cell table:number-columns-repeated="997"/>
        </table:table-row>
        <table:table-row table:style-name="ro1">
          <table:table-cell table:number-columns-repeated="6"/>
          <table:table-cell office:value-type="string" calcext:value-type="string">
            <text:p>TEST</text:p>
          </table:table-cell>
          <table:table-cell office:value-type="string" calcext:value-type="string">
            <text:p>12.23.14.52</text:p>
          </table:table-cell>
          <table:table-cell office:value-type="string" calcext:value-type="string">
            <text:p>12-23-06-51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81665" calcext:value-type="float">
            <text:p>0.6816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21782" calcext:value-type="float">
            <text:p>1.421782</text:p>
          </table:table-cell>
          <table:table-cell table:number-columns-repeated="8"/>
          <table:table-cell office:value-type="float" office:value="0.681665" calcext:value-type="float">
            <text:p>0.681665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 table:number-columns-spanned="3" table:number-rows-spanned="1">
            <text:p>12.24 修改了update模块 和 KNN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 table:number-columns-spanned="2" table:number-rows-spanned="1">
            <text:p>drop all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6"/>
          <table:table-cell office:value-type="float" office:value="12" calcext:value-type="float" table:number-columns-spanned="2" table:number-rows-spanned="1">
            <text:p>12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提交情况</text:p>
          </table:table-cell>
          <table:table-cell office:value-type="string" calcext:value-type="string">
            <text:p>包含数据</text:p>
          </table:table-cell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属性</text:p>
          </table:table-cell>
          <table:table-cell office:value-type="string" calcext:value-type="string">
            <text:p>序号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 office:value-type="string" calcext:value-type="string">
            <text:p>预训练模型</text:p>
          </table:table-cell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table:style-name="ce9" office:value-type="float" office:value="10000" calcext:value-type="float">
            <text:p>10000</text:p>
          </table:table-cell>
          <table:table-cell table:style-name="ce9" office:value-type="float" office:value="20000" calcext:value-type="float">
            <text:p>20000</text:p>
          </table:table-cell>
          <table:table-cell table:style-name="ce9" office:value-type="float" office:value="30000" calcext:value-type="float">
            <text:p>30000</text:p>
          </table:table-cell>
          <table:table-cell table:style-name="ce9" office:value-type="float" office:value="40000" calcext:value-type="float">
            <text:p>40000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office:value-type="float" office:value="60000" calcext:value-type="float">
            <text:p>60000</text:p>
          </table:table-cell>
          <table:table-cell table:style-name="ce9" office:value-type="float" office:value="70000" calcext:value-type="float">
            <text:p>70000</text:p>
          </table:table-cell>
          <table:table-cell table:style-name="ce9" office:value-type="float" office:value="80000" calcext:value-type="float">
            <text:p>80000</text:p>
          </table:table-cell>
          <table:table-cell table:style-name="ce9" office:value-type="float" office:value="90000" calcext:value-type="float">
            <text:p>90000</text:p>
          </table:table-cell>
          <table:table-cell table:style-name="ce9" office:value-type="float" office:value="100000" calcext:value-type="float">
            <text:p>100000</text:p>
          </table:table-cell>
          <table:table-cell table:number-columns-repeated="997"/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28" calcext:value-type="date">
            <text:p>2021-12-28</text:p>
          </table:table-cell>
          <table:table-cell table:style-name="ce3" office:value-type="string" calcext:value-type="string">
            <text:p>TEST</text:p>
          </table:table-cell>
          <table:table-cell table:style-name="ce4"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28" calcext:value-type="date">
            <text:p>2021-12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43736" calcext:value-type="float">
            <text:p>0.4373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3301" calcext:value-type="float">
            <text:p>0.943301</text:p>
          </table:table-cell>
          <table:table-cell office:value-type="float" office:value="0.711177" calcext:value-type="float">
            <text:p>0.711177</text:p>
          </table:table-cell>
          <table:table-cell office:value-type="float" office:value="0.667259" calcext:value-type="float">
            <text:p>0.667259</text:p>
          </table:table-cell>
          <table:table-cell office:value-type="float" office:value="0.601543" calcext:value-type="float">
            <text:p>0.601543</text:p>
          </table:table-cell>
          <table:table-cell office:value-type="float" office:value="0.558302" calcext:value-type="float">
            <text:p>0.558302</text:p>
          </table:table-cell>
          <table:table-cell office:value-type="float" office:value="0.522295" calcext:value-type="float">
            <text:p>0.522295</text:p>
          </table:table-cell>
          <table:table-cell office:value-type="float" office:value="0.504166" calcext:value-type="float">
            <text:p>0.504166</text:p>
          </table:table-cell>
          <table:table-cell office:value-type="float" office:value="0.479223" calcext:value-type="float">
            <text:p>0.479223</text:p>
          </table:table-cell>
          <table:table-cell office:value-type="float" office:value="0.446667" calcext:value-type="float">
            <text:p>0.446667</text:p>
          </table:table-cell>
          <table:table-cell table:style-name="ce10" office:value-type="float" office:value="0.43736" calcext:value-type="float">
            <text:p>0.437360</text:p>
          </table:table-cell>
          <table:table-cell table:number-columns-repeated="997"/>
        </table:table-row>
        <table:table-row table:style-name="ro1">
          <table:table-cell/>
          <table:table-cell table:style-name="ce2"/>
          <table:table-cell/>
          <table:table-cell table:style-name="ce3" table:number-columns-repeated="2"/>
          <table:table-cell table:style-name="ce4"/>
          <table:table-cell/>
          <table:table-cell table:style-name="ce3" table:number-columns-repeated="2"/>
          <table:table-cell table:number-columns-repeated="17"/>
          <table:table-cell table:style-name="ce10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0" calcext:value-type="date">
            <text:p>2021-12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0" calcext:value-type="date">
            <text:p>2021-12-30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297586" calcext:value-type="float">
            <text:p>1.29758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331" calcext:value-type="float">
            <text:p>1.538331</text:p>
          </table:table-cell>
          <table:table-cell office:value-type="float" office:value="1.533047" calcext:value-type="float">
            <text:p>1.533047</text:p>
          </table:table-cell>
          <table:table-cell office:value-type="float" office:value="1.510784" calcext:value-type="float">
            <text:p>1.510784</text:p>
          </table:table-cell>
          <table:table-cell office:value-type="float" office:value="1.418861" calcext:value-type="float">
            <text:p>1.418861</text:p>
          </table:table-cell>
          <table:table-cell office:value-type="float" office:value="1.472094" calcext:value-type="float">
            <text:p>1.472094</text:p>
          </table:table-cell>
          <table:table-cell office:value-type="float" office:value="1.441929" calcext:value-type="float">
            <text:p>1.441929</text:p>
          </table:table-cell>
          <table:table-cell table:style-name="ce10" office:value-type="float" office:value="1.297586" calcext:value-type="float">
            <text:p>1.297586</text:p>
          </table:table-cell>
          <table:table-cell office:value-type="float" office:value="1.47108" calcext:value-type="float">
            <text:p>1.471080</text:p>
          </table:table-cell>
          <table:table-cell office:value-type="float" office:value="1.340695" calcext:value-type="float">
            <text:p>1.340695</text:p>
          </table:table-cell>
          <table:table-cell office:value-type="float" office:value="1.330242" calcext:value-type="float">
            <text:p>1.330242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31167" calcext:value-type="float">
            <text:p>2.731167</text:p>
          </table:table-cell>
          <table:table-cell table:number-columns-repeated="3"/>
          <table:table-cell office:value-type="float" office:value="3.073242" calcext:value-type="float">
            <text:p>3.073242</text:p>
          </table:table-cell>
          <table:table-cell office:value-type="float" office:value="2.894901" calcext:value-type="float">
            <text:p>2.894901</text:p>
          </table:table-cell>
          <table:table-cell office:value-type="float" office:value="3.033633" calcext:value-type="float">
            <text:p>3.033633</text:p>
          </table:table-cell>
          <table:table-cell office:value-type="float" office:value="2.656682" calcext:value-type="float">
            <text:p>2.656682</text:p>
          </table:table-cell>
          <table:table-cell office:value-type="float" office:value="2.875396" calcext:value-type="float">
            <text:p>2.875396</text:p>
          </table:table-cell>
          <table:table-cell office:value-type="float" office:value="2.587587" calcext:value-type="float">
            <text:p>2.587587</text:p>
          </table:table-cell>
          <table:table-cell table:style-name="ce10" office:value-type="float" office:value="2.731167" calcext:value-type="float">
            <text:p>2.731167</text:p>
          </table:table-cell>
          <table:table-cell office:value-type="float" office:value="2.785462" calcext:value-type="float">
            <text:p>2.785462</text:p>
          </table:table-cell>
          <table:table-cell office:value-type="float" office:value="2.821939" calcext:value-type="float">
            <text:p>2.821939</text:p>
          </table:table-cell>
          <table:table-cell office:value-type="float" office:value="2.835517" calcext:value-type="float">
            <text:p>2.835517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number-columns-repeated="2"/>
          <table:table-cell table:style-name="ce3" table:number-columns-repeated="2"/>
          <table:table-cell table:number-columns-repeated="14"/>
          <table:table-cell table:style-name="ce10"/>
          <table:table-cell table:number-columns-repeated="1000"/>
        </table:table-row>
        <table:table-row table:style-name="ro1">
          <table:table-cell office:value-type="float" office:value="1.629" calcext:value-type="float">
            <text:p>1.629</text:p>
          </table:table-cell>
          <table:table-cell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1" calcext:value-type="date">
            <text:p>2021-12-3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1" calcext:value-type="date">
            <text:p>2021-12-3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0791" calcext:value-type="float">
            <text:p>0.5907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office:value-type="float" office:value="0.611155" calcext:value-type="float">
            <text:p>0.611155</text:p>
          </table:table-cell>
          <table:table-cell office:value-type="float" office:value="0.601937" calcext:value-type="float">
            <text:p>0.601937</text:p>
          </table:table-cell>
          <table:table-cell table:style-name="ce10" office:value-type="float" office:value="0.590791" calcext:value-type="float">
            <text:p>0.590791</text:p>
          </table:table-cell>
          <table:table-cell table:number-columns-repeated="997"/>
        </table:table-row>
        <table:table-row table:style-name="ro1">
          <table:table-cell office:value-type="float" office:value="2.894" calcext:value-type="float">
            <text:p>2.894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1.001423" calcext:value-type="float">
            <text:p>1.001423</text:p>
          </table:table-cell>
          <table:table-cell table:number-columns-repeated="3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office:value-type="float" office:value="1.031819" calcext:value-type="float">
            <text:p>1.031819</text:p>
          </table:table-cell>
          <table:table-cell office:value-type="float" office:value="1.020366" calcext:value-type="float">
            <text:p>1.020366</text:p>
          </table:table-cell>
          <table:table-cell table:style-name="ce10" office:value-type="float" office:value="1.001423" calcext:value-type="float">
            <text:p>1.001423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number-columns-repeated="21"/>
          <table:table-cell table:style-name="ce10"/>
          <table:table-cell table:number-columns-repeated="997"/>
        </table:table-row>
        <table:table-row table:style-name="ro1">
          <table:table-cell/>
          <table:table-cell table:style-name="ce2"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2" calcext:value-type="date">
            <text:p>2022-01-02</text:p>
          </table:table-cell>
          <table:table-cell table:style-name="ce3" office:value-type="string" calcext:value-type="string">
            <text:p>TEST</text:p>
          </table:table-cell>
          <table:table-cell table:style-name="ce2"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2" calcext:value-type="date">
            <text:p>2022-01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0348" calcext:value-type="float">
            <text:p>1.3203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3459" calcext:value-type="float">
            <text:p>1.533459</text:p>
          </table:table-cell>
          <table:table-cell office:value-type="float" office:value="1.489071" calcext:value-type="float">
            <text:p>1.489071</text:p>
          </table:table-cell>
          <table:table-cell office:value-type="float" office:value="1.531285" calcext:value-type="float">
            <text:p>1.531285</text:p>
          </table:table-cell>
          <table:table-cell office:value-type="float" office:value="1.480135" calcext:value-type="float">
            <text:p>1.480135</text:p>
          </table:table-cell>
          <table:table-cell office:value-type="float" office:value="1.575297" calcext:value-type="float">
            <text:p>1.575297</text:p>
          </table:table-cell>
          <table:table-cell office:value-type="float" office:value="1.369163" calcext:value-type="float">
            <text:p>1.369163</text:p>
          </table:table-cell>
          <table:table-cell office:value-type="float" office:value="1.324887" calcext:value-type="float">
            <text:p>1.324887</text:p>
          </table:table-cell>
          <table:table-cell office:value-type="float" office:value="1.337257" calcext:value-type="float">
            <text:p>1.337257</text:p>
          </table:table-cell>
          <table:table-cell office:value-type="float" office:value="1.329505" calcext:value-type="float">
            <text:p>1.329505</text:p>
          </table:table-cell>
          <table:table-cell table:style-name="ce10" office:value-type="float" office:value="1.320348" calcext:value-type="float">
            <text:p>1.320348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55038" calcext:value-type="float">
            <text:p>2.655038</text:p>
          </table:table-cell>
          <table:table-cell table:number-columns-repeated="3"/>
          <table:table-cell office:value-type="float" office:value="3.069915" calcext:value-type="float">
            <text:p>3.069915</text:p>
          </table:table-cell>
          <table:table-cell office:value-type="float" office:value="2.898065" calcext:value-type="float">
            <text:p>2.898065</text:p>
          </table:table-cell>
          <table:table-cell office:value-type="float" office:value="2.933479" calcext:value-type="float">
            <text:p>2.933479</text:p>
          </table:table-cell>
          <table:table-cell office:value-type="float" office:value="2.696813" calcext:value-type="float">
            <text:p>2.696813</text:p>
          </table:table-cell>
          <table:table-cell office:value-type="float" office:value="2.814785" calcext:value-type="float">
            <text:p>2.814785</text:p>
          </table:table-cell>
          <table:table-cell office:value-type="float" office:value="2.645646" calcext:value-type="float">
            <text:p>2.645646</text:p>
          </table:table-cell>
          <table:table-cell office:value-type="float" office:value="2.670473" calcext:value-type="float">
            <text:p>2.670473</text:p>
          </table:table-cell>
          <table:table-cell office:value-type="float" office:value="2.730792" calcext:value-type="float">
            <text:p>2.730792</text:p>
          </table:table-cell>
          <table:table-cell office:value-type="float" office:value="2.741245" calcext:value-type="float">
            <text:p>2.741245</text:p>
          </table:table-cell>
          <table:table-cell table:style-name="ce10" office:value-type="float" office:value="2.655038" calcext:value-type="float">
            <text:p>2.655038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3" calcext:value-type="date">
            <text:p>2022-01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3" calcext:value-type="date">
            <text:p>2022-01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4282" calcext:value-type="float">
            <text:p>1.3242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082" calcext:value-type="float">
            <text:p>1.538082</text:p>
          </table:table-cell>
          <table:table-cell office:value-type="float" office:value="1.466168" calcext:value-type="float">
            <text:p>1.466168</text:p>
          </table:table-cell>
          <table:table-cell office:value-type="float" office:value="1.522767" calcext:value-type="float">
            <text:p>1.522767</text:p>
          </table:table-cell>
          <table:table-cell office:value-type="float" office:value="1.434302" calcext:value-type="float">
            <text:p>1.434302</text:p>
          </table:table-cell>
          <table:table-cell office:value-type="float" office:value="1.579017" calcext:value-type="float">
            <text:p>1.579017</text:p>
          </table:table-cell>
          <table:table-cell office:value-type="float" office:value="1.482446" calcext:value-type="float">
            <text:p>1.482446</text:p>
          </table:table-cell>
          <table:table-cell office:value-type="float" office:value="1.314378" calcext:value-type="float">
            <text:p>1.314378</text:p>
          </table:table-cell>
          <table:table-cell office:value-type="float" office:value="1.448839" calcext:value-type="float">
            <text:p>1.448839</text:p>
          </table:table-cell>
          <table:table-cell office:value-type="float" office:value="1.340781" calcext:value-type="float">
            <text:p>1.340781</text:p>
          </table:table-cell>
          <table:table-cell table:style-name="ce10" office:value-type="float" office:value="1.324282" calcext:value-type="float">
            <text:p>1.324282</text:p>
          </table:table-cell>
          <table:table-cell table:number-columns-repeated="99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"/>
          <table:table-cell table:number-columns-repeated="8"/>
          <table:table-cell office:value-type="float" office:value="2.863948" calcext:value-type="float">
            <text:p>2.863948</text:p>
          </table:table-cell>
          <table:table-cell table:number-columns-repeated="3"/>
          <table:table-cell office:value-type="float" office:value="2.964857" calcext:value-type="float">
            <text:p>2.964857</text:p>
          </table:table-cell>
          <table:table-cell office:value-type="float" office:value="2.900301" calcext:value-type="float">
            <text:p>2.900301</text:p>
          </table:table-cell>
          <table:table-cell office:value-type="float" office:value="2.820924" calcext:value-type="float">
            <text:p>2.820924</text:p>
          </table:table-cell>
          <table:table-cell office:value-type="float" office:value="2.763857" calcext:value-type="float">
            <text:p>2.763857</text:p>
          </table:table-cell>
          <table:table-cell office:value-type="float" office:value="2.791328" calcext:value-type="float">
            <text:p>2.791328</text:p>
          </table:table-cell>
          <table:table-cell office:value-type="float" office:value="2.886649" calcext:value-type="float">
            <text:p>2.886649</text:p>
          </table:table-cell>
          <table:table-cell office:value-type="float" office:value="2.707891" calcext:value-type="float">
            <text:p>2.707891</text:p>
          </table:table-cell>
          <table:table-cell table:number-columns-repeated="2" office:value-type="float" office:value="2.745293" calcext:value-type="float">
            <text:p>2.745293</text:p>
          </table:table-cell>
          <table:table-cell table:style-name="ce10" office:value-type="float" office:value="2.863948" calcext:value-type="float">
            <text:p>2.863948</text:p>
          </table:table-cell>
          <table:table-cell table:number-columns-repeated="99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"/>
          <table:table-cell table:number-columns-repeated="21"/>
          <table:table-cell table:style-name="ce10"/>
          <table:table-cell table:number-columns-repeated="997"/>
        </table:table-row>
        <table:table-row table:style-name="ro1">
          <table:table-cell/>
          <table:table-cell table:style-name="ce2"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5" calcext:value-type="date">
            <text:p>2022-01-05</text:p>
          </table:table-cell>
          <table:table-cell table:style-name="ce3" office:value-type="string" calcext:value-type="string">
            <text:p>TEST</text:p>
          </table:table-cell>
          <table:table-cell table:style-name="ce2"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5" calcext:value-type="date">
            <text:p>2022-01-0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6777" calcext:value-type="float">
            <text:p>0.5867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10" office:value-type="float" office:value="0.586777" calcext:value-type="float">
            <text:p>0.586777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0121" calcext:value-type="float">
            <text:p>1.001210</text:p>
          </table:table-cell>
          <table:table-cell table:number-columns-repeated="3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10" office:value-type="float" office:value="1.00121" calcext:value-type="float">
            <text:p>1.001210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7"/>
        </table:table-row>
        <table:table-row table:style-name="ro1">
          <table:table-cell/>
          <table:table-cell table:style-name="ce2"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6" calcext:value-type="date">
            <text:p>2022-01-06</text:p>
          </table:table-cell>
          <table:table-cell table:style-name="ce3" office:value-type="string" calcext:value-type="string">
            <text:p>TEST</text:p>
          </table:table-cell>
          <table:table-cell table:style-name="ce2"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6" calcext:value-type="date">
            <text:p>2022-01-0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13" calcext:value-type="float">
            <text:p>0.5991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6001" calcext:value-type="float">
            <text:p>0.836001</text:p>
          </table:table-cell>
          <table:table-cell office:value-type="float" office:value="0.727295" calcext:value-type="float">
            <text:p>0.727295</text:p>
          </table:table-cell>
          <table:table-cell office:value-type="float" office:value="0.645547" calcext:value-type="float">
            <text:p>0.645547</text:p>
          </table:table-cell>
          <table:table-cell office:value-type="float" office:value="0.622978" calcext:value-type="float">
            <text:p>0.622978</text:p>
          </table:table-cell>
          <table:table-cell table:style-name="ce10" office:value-type="float" office:value="0.59913" calcext:value-type="float">
            <text:p>0.599130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3"/>
          <table:table-cell office:value-type="float" office:value="1.370384" calcext:value-type="float">
            <text:p>1.370384</text:p>
          </table:table-cell>
          <table:table-cell table:number-columns-repeated="3"/>
          <table:table-cell office:value-type="float" office:value="2.393256" calcext:value-type="float">
            <text:p>2.393256</text:p>
          </table:table-cell>
          <table:table-cell office:value-type="float" office:value="1.853407" calcext:value-type="float">
            <text:p>1.853407</text:p>
          </table:table-cell>
          <table:table-cell office:value-type="float" office:value="1.543504" calcext:value-type="float">
            <text:p>1.543504</text:p>
          </table:table-cell>
          <table:table-cell office:value-type="float" office:value="1.473426" calcext:value-type="float">
            <text:p>1.473426</text:p>
          </table:table-cell>
          <table:table-cell table:style-name="ce10" office:value-type="float" office:value="1.370384" calcext:value-type="float">
            <text:p>1.370384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929" calcext:value-type="float">
            <text:p>0.5999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7361" calcext:value-type="float">
            <text:p>0.837361</text:p>
          </table:table-cell>
          <table:table-cell office:value-type="float" office:value="0.718429" calcext:value-type="float">
            <text:p>0.718429</text:p>
          </table:table-cell>
          <table:table-cell office:value-type="float" office:value="0.651504" calcext:value-type="float">
            <text:p>0.651504</text:p>
          </table:table-cell>
          <table:table-cell office:value-type="float" office:value="0.624695" calcext:value-type="float">
            <text:p>0.624695</text:p>
          </table:table-cell>
          <table:table-cell table:style-name="ce10" office:value-type="float" office:value="0.599929" calcext:value-type="float">
            <text:p>0.599929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"/>
          <table:table-cell table:number-columns-repeated="8"/>
          <table:table-cell office:value-type="float" office:value="1.380028" calcext:value-type="float">
            <text:p>1.380028</text:p>
          </table:table-cell>
          <table:table-cell table:number-columns-repeated="3"/>
          <table:table-cell office:value-type="float" office:value="2.733228" calcext:value-type="float">
            <text:p>2.733228</text:p>
          </table:table-cell>
          <table:table-cell office:value-type="float" office:value="1.834218" calcext:value-type="float">
            <text:p>1.834218</text:p>
          </table:table-cell>
          <table:table-cell office:value-type="float" office:value="1.576081" calcext:value-type="float">
            <text:p>1.576081</text:p>
          </table:table-cell>
          <table:table-cell office:value-type="float" office:value="1.472365" calcext:value-type="float">
            <text:p>1.472365</text:p>
          </table:table-cell>
          <table:table-cell table:style-name="ce10" office:value-type="float" office:value="1.380028" calcext:value-type="float">
            <text:p>1.380028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601581" calcext:value-type="float">
            <text:p>0.6015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44374" calcext:value-type="float">
            <text:p>0.844374</text:p>
          </table:table-cell>
          <table:table-cell office:value-type="float" office:value="0.711665" calcext:value-type="float">
            <text:p>0.711665</text:p>
          </table:table-cell>
          <table:table-cell office:value-type="float" office:value="0.648886" calcext:value-type="float">
            <text:p>0.648886</text:p>
          </table:table-cell>
          <table:table-cell office:value-type="float" office:value="0.628301" calcext:value-type="float">
            <text:p>0.628301</text:p>
          </table:table-cell>
          <table:table-cell table:style-name="ce10" office:value-type="float" office:value="0.601581" calcext:value-type="float">
            <text:p>0.601581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"/>
          <table:table-cell table:number-columns-repeated="8"/>
          <table:table-cell office:value-type="float" office:value="1.395206" calcext:value-type="float">
            <text:p>1.395206</text:p>
          </table:table-cell>
          <table:table-cell table:number-columns-repeated="3"/>
          <table:table-cell office:value-type="float" office:value="2.464067" calcext:value-type="float">
            <text:p>2.464067</text:p>
          </table:table-cell>
          <table:table-cell office:value-type="float" office:value="1.791677" calcext:value-type="float">
            <text:p>1.791677</text:p>
          </table:table-cell>
          <table:table-cell office:value-type="float" office:value="1.576494" calcext:value-type="float">
            <text:p>1.576494</text:p>
          </table:table-cell>
          <table:table-cell office:value-type="float" office:value="1.486062" calcext:value-type="float">
            <text:p>1.486062</text:p>
          </table:table-cell>
          <table:table-cell table:style-name="ce10" office:value-type="float" office:value="1.395206" calcext:value-type="float">
            <text:p>1.395206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8" calcext:value-type="date">
            <text:p>2022-01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8" calcext:value-type="date">
            <text:p>2022-01-08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84883" calcext:value-type="float">
            <text:p>0.584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7852" calcext:value-type="float">
            <text:p>0.977852</text:p>
          </table:table-cell>
          <table:table-cell office:value-type="float" office:value="0.85941" calcext:value-type="float">
            <text:p>0.859410</text:p>
          </table:table-cell>
          <table:table-cell office:value-type="float" office:value="0.769829" calcext:value-type="float">
            <text:p>0.769829</text:p>
          </table:table-cell>
          <table:table-cell office:value-type="float" office:value="0.728021" calcext:value-type="float">
            <text:p>0.728021</text:p>
          </table:table-cell>
          <table:table-cell office:value-type="float" office:value="0.676995" calcext:value-type="float">
            <text:p>0.676995</text:p>
          </table:table-cell>
          <table:table-cell office:value-type="float" office:value="0.644717" calcext:value-type="float">
            <text:p>0.644717</text:p>
          </table:table-cell>
          <table:table-cell office:value-type="float" office:value="0.639104" calcext:value-type="float">
            <text:p>0.639104</text:p>
          </table:table-cell>
          <table:table-cell office:value-type="float" office:value="0.602055" calcext:value-type="float">
            <text:p>0.602055</text:p>
          </table:table-cell>
          <table:table-cell office:value-type="float" office:value="0.5951" calcext:value-type="float">
            <text:p>0.595100</text:p>
          </table:table-cell>
          <table:table-cell table:style-name="ce10" office:value-type="float" office:value="0.584883" calcext:value-type="float">
            <text:p>0.584883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6"/>
          <table:table-cell office:value-type="float" office:value="1.011538" calcext:value-type="float">
            <text:p>1.011538</text:p>
          </table:table-cell>
          <table:table-cell table:number-columns-repeated="3"/>
          <table:table-cell office:value-type="float" office:value="1.69369" calcext:value-type="float">
            <text:p>1.693690</text:p>
          </table:table-cell>
          <table:table-cell office:value-type="float" office:value="1.578917" calcext:value-type="float">
            <text:p>1.578917</text:p>
          </table:table-cell>
          <table:table-cell office:value-type="float" office:value="1.357479" calcext:value-type="float">
            <text:p>1.357479</text:p>
          </table:table-cell>
          <table:table-cell office:value-type="float" office:value="1.268754" calcext:value-type="float">
            <text:p>1.268754</text:p>
          </table:table-cell>
          <table:table-cell office:value-type="float" office:value="1.215147" calcext:value-type="float">
            <text:p>1.215147</text:p>
          </table:table-cell>
          <table:table-cell office:value-type="float" office:value="1.133611" calcext:value-type="float">
            <text:p>1.133611</text:p>
          </table:table-cell>
          <table:table-cell office:value-type="float" office:value="1.125844" calcext:value-type="float">
            <text:p>1.125844</text:p>
          </table:table-cell>
          <table:table-cell office:value-type="float" office:value="1.030669" calcext:value-type="float">
            <text:p>1.030669</text:p>
          </table:table-cell>
          <table:table-cell office:value-type="float" office:value="1.022069" calcext:value-type="float">
            <text:p>1.022069</text:p>
          </table:table-cell>
          <table:table-cell table:style-name="ce10" office:value-type="float" office:value="1.011538" calcext:value-type="float">
            <text:p>1.011538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9" calcext:value-type="date">
            <text:p>2022-01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9" calcext:value-type="date">
            <text:p>2022-01-09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84932" calcext:value-type="float">
            <text:p>0.5849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0288" calcext:value-type="float">
            <text:p>0.970288</text:p>
          </table:table-cell>
          <table:table-cell office:value-type="float" office:value="0.801866" calcext:value-type="float">
            <text:p>0.801866</text:p>
          </table:table-cell>
          <table:table-cell office:value-type="float" office:value="0.757551" calcext:value-type="float">
            <text:p>0.757551</text:p>
          </table:table-cell>
          <table:table-cell office:value-type="float" office:value="0.716596" calcext:value-type="float">
            <text:p>0.716596</text:p>
          </table:table-cell>
          <table:table-cell office:value-type="float" office:value="0.663768" calcext:value-type="float">
            <text:p>0.663768</text:p>
          </table:table-cell>
          <table:table-cell office:value-type="float" office:value="0.657009" calcext:value-type="float">
            <text:p>0.657009</text:p>
          </table:table-cell>
          <table:table-cell office:value-type="float" office:value="0.631886" calcext:value-type="float">
            <text:p>0.631886</text:p>
          </table:table-cell>
          <table:table-cell office:value-type="float" office:value="0.601692" calcext:value-type="float">
            <text:p>0.601692</text:p>
          </table:table-cell>
          <table:table-cell office:value-type="float" office:value="0.596754" calcext:value-type="float">
            <text:p>0.596754</text:p>
          </table:table-cell>
          <table:table-cell table:style-name="ce10" office:value-type="float" office:value="0.584932" calcext:value-type="float">
            <text:p>0.584932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number-columns-repeated="8"/>
          <table:table-cell office:value-type="float" office:value="1.009812" calcext:value-type="float">
            <text:p>1.009812</text:p>
          </table:table-cell>
          <table:table-cell table:number-columns-repeated="3"/>
          <table:table-cell office:value-type="float" office:value="1.664102" calcext:value-type="float">
            <text:p>1.664102</text:p>
          </table:table-cell>
          <table:table-cell office:value-type="float" office:value="1.389957" calcext:value-type="float">
            <text:p>1.389957</text:p>
          </table:table-cell>
          <table:table-cell office:value-type="float" office:value="1.319547" calcext:value-type="float">
            <text:p>1.319547</text:p>
          </table:table-cell>
          <table:table-cell office:value-type="float" office:value="1.275752" calcext:value-type="float">
            <text:p>1.275752</text:p>
          </table:table-cell>
          <table:table-cell office:value-type="float" office:value="1.21613" calcext:value-type="float">
            <text:p>1.216130</text:p>
          </table:table-cell>
          <table:table-cell office:value-type="float" office:value="1.1567" calcext:value-type="float">
            <text:p>1.156700</text:p>
          </table:table-cell>
          <table:table-cell office:value-type="float" office:value="1.101142" calcext:value-type="float">
            <text:p>1.101142</text:p>
          </table:table-cell>
          <table:table-cell office:value-type="float" office:value="1.036291" calcext:value-type="float">
            <text:p>1.036291</text:p>
          </table:table-cell>
          <table:table-cell office:value-type="float" office:value="1.007134" calcext:value-type="float">
            <text:p>1.007134</text:p>
          </table:table-cell>
          <table:table-cell table:style-name="ce10" office:value-type="float" office:value="1.009812" calcext:value-type="float">
            <text:p>1.009812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1" calcext:value-type="date">
            <text:p>2022-01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1" calcext:value-type="date">
            <text:p>2022-01-11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14" calcext:value-type="float">
            <text:p>0.981400</text:p>
          </table:table-cell>
          <table:table-cell office:value-type="float" office:value="0.823837" calcext:value-type="float">
            <text:p>0.823837</text:p>
          </table:table-cell>
          <table:table-cell office:value-type="float" office:value="0.755517" calcext:value-type="float">
            <text:p>0.755517</text:p>
          </table:table-cell>
          <table:table-cell office:value-type="float" office:value="0.710378" calcext:value-type="float">
            <text:p>0.710378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3"/>
          <table:table-cell table:number-columns-repeated="12"/>
          <table:table-cell office:value-type="float" office:value="1.686403" calcext:value-type="float">
            <text:p>1.686403</text:p>
          </table:table-cell>
          <table:table-cell office:value-type="float" office:value="1.433424" calcext:value-type="float">
            <text:p>1.433424</text:p>
          </table:table-cell>
          <table:table-cell office:value-type="float" office:value="1.318219" calcext:value-type="float">
            <text:p>1.318219</text:p>
          </table:table-cell>
          <table:table-cell office:value-type="float" office:value="1.238185" calcext:value-type="float">
            <text:p>1.238185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1017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6:00:25.0918451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09:43:53.936087297</meta:creation-date>
    <dc:date>2022-01-11T21:48:08.168151989</dc:date>
    <meta:editing-duration>P19DT20H56M26S</meta:editing-duration>
    <meta:editing-cycles>128</meta:editing-cycles>
    <meta:generator>LibreOffice/6.4.7.2$Linux_X86_64 LibreOffice_project/40$Build-2</meta:generator>
    <meta:document-statistic meta:table-count="1" meta:cell-count="508" meta:object-count="0"/>
  </office:meta>
</office:document-meta>
</file>